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ＭＳ 明朝" svg:font-family="ＭＳ 明朝" style:font-family-generic="roman" style:font-pitch="fixed" svg:panose-1="2 2 6 9 4 2 5 8 3 4"/>
  </office:font-face-decls>
  <office:automatic-styles>
    <text:list-style style:name="LFO8">
      <text:list-level-style-bullet text:level="1" text:style-name="WW_CharLFO8LVL1" text:bullet-char="">
        <style:list-level-properties/>
        <style:text-properties style:font-name="Symbol"/>
      </text:list-level-style-bullet>
      <text:list-level-style-number text:level="2" style:num-suffix=")" style:num-format="1">
        <style:list-level-properties text:space-before="0in" text:min-label-width="0.25in"/>
      </text:list-level-style-number>
      <text:list-level-style-number text:level="3" style:num-suffix=")" style:num-format="1" text:display-levels="3">
        <style:list-level-properties text:space-before="0.25in" text:min-label-width="0.25in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9">
      <text:list-level-style-bullet text:level="1" text:style-name="WW_CharLFO9LVL1" text:bullet-char="">
        <style:list-level-properties/>
        <style:text-properties style:font-name="Symbol"/>
      </text:list-level-style-bullet>
      <text:list-level-style-number text:level="2" style:num-suffix=")" style:num-format="1">
        <style:list-level-properties text:space-before="0in" text:min-label-width="0.25in"/>
      </text:list-level-style-number>
      <text:list-level-style-number text:level="3" style:num-suffix=")" style:num-format="1" text:display-levels="3">
        <style:list-level-properties text:space-before="0.25in" text:min-label-width="0.25in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TableColumn4" style:family="table-column">
      <style:table-column-properties style:column-width="0.4687in"/>
    </style:style>
    <style:style style:name="TableColumn5" style:family="table-column">
      <style:table-column-properties style:column-width="1.3784in"/>
    </style:style>
    <style:style style:name="TableColumn6" style:family="table-column">
      <style:table-column-properties style:column-width="1.302in"/>
    </style:style>
    <style:style style:name="TableColumn7" style:family="table-column">
      <style:table-column-properties style:column-width="1.3027in"/>
    </style:style>
    <style:style style:name="Table3" style:family="table">
      <style:table-properties style:width="4.452in" fo:margin-left="1.1583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text-properties fo:font-size="10.5pt" style:font-size-asian="10.5pt" style:font-size-complex="10.5pt"/>
    </style:style>
    <style:style style:name="P36" style:parent-style-name="Normal" style:family="paragraph">
      <style:text-properties fo:font-size="10.5pt" style:font-size-asian="10.5pt" style:font-size-complex="10.5pt"/>
    </style:style>
    <style:style style:name="P37" style:parent-style-name="Normal" style:family="paragraph">
      <style:text-properties fo:font-size="10.5pt" style:font-size-asian="10.5pt" style:font-size-complex="10.5pt"/>
    </style:style>
    <style:style style:name="P38" style:parent-style-name="Normal" style:family="paragraph">
      <style:paragraph-properties fo:margin-bottom="0in"/>
      <style:text-properties fo:language="en" fo:country="US"/>
    </style:style>
    <style:style style:name="P39" style:parent-style-name="Normal" style:family="paragraph">
      <style:paragraph-properties fo:margin-bottom="0in"/>
      <style:text-properties fo:language="en" fo:country="US"/>
    </style:style>
    <style:style style:name="P40" style:parent-style-name="Normal" style:family="paragraph">
      <style:paragraph-properties fo:margin-bottom="0in"/>
    </style:style>
    <style:style style:name="P41" style:parent-style-name="Normal" style:family="paragraph">
      <style:paragraph-properties fo:margin-bottom="0in"/>
    </style:style>
    <style:style style:name="P42" style:parent-style-name="Normal" style:family="paragraph">
      <style:paragraph-properties fo:margin-bottom="0in"/>
    </style:style>
    <style:style style:name="P43" style:parent-style-name="Normal" style:family="paragraph">
      <style:paragraph-properties fo:margin-bottom="0in"/>
    </style:style>
    <style:style style:name="P44" style:parent-style-name="Normal" style:family="paragraph">
      <style:paragraph-properties fo:margin-bottom="0in"/>
    </style:style>
    <style:style style:name="P45" style:parent-style-name="Normal" style:family="paragraph">
      <style:paragraph-properties fo:margin-bottom="0in"/>
    </style:style>
    <style:style style:name="P46" style:parent-style-name="Normal" style:family="paragraph">
      <style:paragraph-properties fo:margin-bottom="0in"/>
    </style:style>
    <style:style style:name="P47" style:parent-style-name="Sansinterligne" style:family="paragraph"/>
    <style:style style:name="P48" style:parent-style-name="Sansinterligne" style:family="paragraph"/>
    <style:style style:name="P49" style:parent-style-name="Sansinterligne" style:family="paragraph"/>
    <style:style style:name="P50" style:parent-style-name="Sansinterligne" style:family="paragraph"/>
    <style:style style:name="P51" style:parent-style-name="Sansinterligne" style:family="paragraph"/>
    <style:style style:name="P52" style:parent-style-name="Sansinterligne" style:family="paragraph"/>
    <style:style style:name="P53" style:parent-style-name="Sansinterligne" style:family="paragraph"/>
    <style:style style:name="P54" style:parent-style-name="Sansinterligne" style:family="paragraph"/>
    <style:style style:name="P55" style:parent-style-name="Sansinterligne" style:family="paragraph"/>
    <style:style style:name="P56" style:parent-style-name="Sansinterligne" style:family="paragraph"/>
    <style:style style:name="P57" style:parent-style-name="Normal" style:family="paragraph">
      <style:paragraph-properties fo:margin-left="0.5in">
        <style:tab-stops/>
      </style:paragraph-properties>
    </style:style>
  </office:automatic-styles>
  <office:body>
    <office:text text:use-soft-page-breaks="true">
      <text:h text:style-name="P1" text:outline-level="1">Réseau 2015 - 2016</text:h>
      <text:h text:style-name="Titre2" text:outline-level="2">Identification du groupe</text:h>
      <text:p text:style-name="Normal">Remplir le tableau avec le nom des membres, l'application qu'il réalise (serveur/client) et le langage utilisé (C, CPP, C#, java, php, ruby,<text:s/>ada, lisp, etc).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Id</text:p>
          </table:table-cell>
          <table:table-cell table:style-name="TableCell11">
            <text:p text:style-name="P12">Membre</text:p>
          </table:table-cell>
          <table:table-cell table:style-name="TableCell13">
            <text:p text:style-name="P14">Application</text:p>
          </table:table-cell>
          <table:table-cell table:style-name="TableCell15">
            <text:p text:style-name="P16">Langage</text:p>
          </table:table-cell>
        </table:table-row>
        <table:table-row table:style-name="TableRow17">
          <table:table-cell table:style-name="TableCell18">
            <text:p text:style-name="P19">#1</text:p>
          </table:table-cell>
          <table:table-cell table:style-name="TableCell20">
            <text:p text:style-name="P21">LANDEAU Guilhèm</text:p>
          </table:table-cell>
          <table:table-cell table:style-name="TableCell22">
            <text:p text:style-name="P23">Serveur</text:p>
          </table:table-cell>
          <table:table-cell table:style-name="TableCell24">
            <text:p text:style-name="P25">Java</text:p>
          </table:table-cell>
        </table:table-row>
        <table:table-row table:style-name="TableRow26">
          <table:table-cell table:style-name="TableCell27">
            <text:p text:style-name="P28">#2</text:p>
          </table:table-cell>
          <table:table-cell table:style-name="TableCell29">
            <text:p text:style-name="P30">SIMON Rémy</text:p>
          </table:table-cell>
          <table:table-cell table:style-name="TableCell31">
            <text:p text:style-name="P32">Client</text:p>
          </table:table-cell>
          <table:table-cell table:style-name="TableCell33">
            <text:p text:style-name="P34">Java</text:p>
          </table:table-cell>
        </table:table-row>
      </table:table>
      <text:h text:style-name="Titre2" text:outline-level="2">Protocole de transport</text:h>
      <text:p text:style-name="P35">TCP multiple avec identification et sans ré-identification</text:p>
      <text:p text:style-name="P36">Le client se souviendra de la requête Me ou Other pour les autres utilisateurs.</text:p>
      <text:h text:style-name="Titre2" text:outline-level="2">Port utilisé pour communiquer</text:h>
      <text:p text:style-name="P37">1235</text:p>
      <text:h text:style-name="Titre2" text:outline-level="2">Organisation physique des<text:s/>types de base</text:h>
      <text:p text:style-name="P38">Discriminant : Entier long</text:p>
      <text:p text:style-name="P39">Booléen : string  visible == TRUE ; hidden == false</text:p>
      <text:p text:style-name="P40">Caractère : <text:s/>UTF8</text:p>
      <text:p text:style-name="P41">Entier court : 16 bits en bigendian</text:p>
      <text:p text:style-name="P42">Entier long : <text:s/>32 bits en bigendian<text:s/></text:p>
      <text:p text:style-name="P43">Flottant : 32 bits Bigendian</text:p>
      <text:p text:style-name="P44">Chaîne : texte UTF8 de longueur entière</text:p>
      <text:p text:style-name="P45">Tableau : 32 bits avec chaîne de texte UTF8</text:p>
      <text:p text:style-name="P46">Enumeration : VISIBLE ou HIDDEN<text:s/>(mode)</text:p>
      <text:h text:style-name="Titre2" text:outline-level="2">Définitions des échanges</text:h>
      <text:h text:style-name="Titre3" text:outline-level="3">Connexion du client</text:h>
      <text:p text:style-name="Normal">Le client envoie son login vers le serveur </text:p>
      <text:p text:style-name="Normal">Deux types de réponses : KO (login failed) / User (le serveur renvoie les données correspondant au login entré)</text:p>
      <text:h text:style-name="Titre3" text:outline-level="3">Envoi d’une requête d’affinité<text:s/></text:h>
      <text:p text:style-name="Normal">Le client envoie les critères qu’il souhaite utiliser pour faire sa recherche.</text:p>
      <text:p text:style-name="Normal">Deux types de réponses : KO (la requête n’a pas abouti) / User[] (renvoie une liste d’utilisateurs correspondant à la recherche effectuée)</text:p>
      <text:h text:style-name="Titre3" text:outline-level="3">Se déplacer</text:h>
      <text:p text:style-name="Normal">Le client envoie des coordonnées vers lequel il aimerait être situé.</text:p>
      <text:p text:style-name="Normal">Deux types de réponses : User me (opération réussie, le user se déplace sur l’IHM) / KO (opération n’a pas abouti)</text:p>
      <text:soft-page-break/>
      <text:h text:style-name="Titre3" text:outline-level="3">Changer le rayon de recherche</text:h>
      <text:p text:style-name="Normal">Le client envoie une nouvelle donnée de rayon à prendre en compte.</text:p>
      <text:p text:style-name="Normal">Deux types de réponses : OK/KO</text:p>
      <text:h text:style-name="Titre3" text:outline-level="3">Sélectionner un utilisateur</text:h>
      <text:p text:style-name="Normal">Le client choisit un utilisateur via l’interface graphique.</text:p>
      <text:p text:style-name="Normal">Deux types de réponses : KO (opération n’a pas abouti) / User (le serveur envoie les données concernant l’utilisateur<text:s/>concerné.)</text:p>
      <text:h text:style-name="Titre3" text:outline-level="3">Modifier une propriété d’un critère (deux possibles changements)</text:h>
      <text:p text:style-name="Normal">Le client envoie une instruction pour changer une propriété d’un critère de recherche.</text:p>
      <text:p text:style-name="Normal">Deux types de réponses possibles : KO /OK</text:p>
      <text:h text:style-name="Titre2" text:outline-level="2">Ce que devra faire le client</text:h>
      <text:list text:style-name="LFO18" text:continue-numbering="true">
        <text:list-item>
          <text:p text:style-name="P47">Pouvoir se connecter</text:p>
        </text:list-item>
        <text:list-item>
          <text:p text:style-name="P48">Envoyer des requêtes</text:p>
        </text:list-item>
        <text:list-item>
          <text:p text:style-name="P49">Envoyer des instructions de mises à jour</text:p>
        </text:list-item>
        <text:list-item>
          <text:p text:style-name="P50">Recevoir les accusés de réception du serveur</text:p>
        </text:list-item>
        <text:list-item>
          <text:p text:style-name="P51">Communiquer avec le serveur via l’IHM</text:p>
        </text:list-item>
      </text:list>
      <text:p text:style-name="Sansinterligne"/>
      <text:h text:style-name="Titre2" text:outline-level="2">Ce que devra faire le serveur</text:h>
      <text:list text:style-name="LFO19" text:continue-numbering="true">
        <text:list-item>
          <text:p text:style-name="P52">Pouvoir connecter quelqu’un via un login/passwd</text:p>
        </text:list-item>
        <text:list-item>
          <text:p text:style-name="P53">Effectuer une recherche dans la base de données via des critères</text:p>
        </text:list-item>
        <text:list-item>
          <text:p text:style-name="P54">Envoyer des résultats de recherche</text:p>
        </text:list-item>
        <text:list-item>
          <text:p text:style-name="P55">Envoyer des résultats d’aboutissement d’opération</text:p>
        </text:list-item>
        <text:list-item>
          <text:p text:style-name="P56">Envoyer des accusés de réception</text:p>
        </text:list-item>
      </text:list>
      <text:p text:style-name="P57"/>
      <text:h text:style-name="Titre2" text:outline-level="2">Définition de la communication</text:h>
      <text:h text:style-name="Titre3" text:outline-level="3">Connexion du client</text:h>
      <text:p text:style-name="Sansinterligne">Discriminant : GET_LOGIN</text:p>
      <text:p text:style-name="Sansinterligne">String : LOGIN</text:p>
      <text:h text:style-name="Titre3" text:outline-level="3">Envoi des données de l’utilisateur</text:h>
      <text:p text:style-name="Sansinterligne">Discriminant : REP_LOGIN</text:p>
      <text:p text:style-name="Sansinterligne">User : ME</text:p>
      <text:p text:style-name="Sansinterligne">Preference : PREF</text:p>
      <text:p text:style-name="Sansinterligne"/>
      <text:h text:style-name="Titre3" text:outline-level="3">Opération réussie</text:h>
      <text:p text:style-name="Normal">Discriminant : REP_OK</text:p>
      <text:h text:style-name="Titre3" text:outline-level="3">Opération n’ayant pas abouti</text:h>
      <text:p text:style-name="Normal">Discriminant :<text:s/>REP_KO</text:p>
      <text:h text:style-name="Titre3" text:outline-level="3">Requête selon affinités</text:h>
      <text:p text:style-name="Sansinterligne">Discriminant : REQ_PREF</text:p>
      <text:p text:style-name="Sansinterligne">String : NAME</text:p>
      <text:p text:style-name="Sansinterligne">int : LEVEL</text:p>
      <text:soft-page-break/>
      <text:h text:style-name="Titre3" text:outline-level="3">Déplacement</text:h>
      <text:p text:style-name="Sansinterligne">Discriminant : REQ_MOV</text:p>
      <text:p text:style-name="Sansinterligne">int : X</text:p>
      <text:p text:style-name="Sansinterligne">int : Y</text:p>
      <text:p text:style-name="Normal"/>
      <text:h text:style-name="Titre3" text:outline-level="3">Mise à jour du rayon de recherche</text:h>
      <text:p text:style-name="Sansinterligne">Discriminant : REQ_RAD</text:p>
      <text:p text:style-name="Sansinterligne">int : RADIUS</text:p>
      <text:h text:style-name="Titre3" text:outline-level="3">Sélection d’un utilisateur</text:h>
      <text:p text:style-name="Sansinterligne">Discriminant :<text:s/>GET_USER</text:p>
      <text:p text:style-name="Sansinterligne">int : X</text:p>
      <text:p text:style-name="Sansinterligne">int : Y</text:p>
      <text:p text:style-name="Sansinterligne"/>
      <text:h text:style-name="Titre3" text:outline-level="3">Envoi d’une liste d’utilisateurs</text:h>
      <text:p text:style-name="Sansinterligne">Discriminant : REP_USERS</text:p>
      <text:p text:style-name="Sansinterligne">User[] : RESULTS</text:p>
      <text:h text:style-name="Titre3" text:outline-level="3">Envoi des données d’un utilisateur</text:h>
      <text:p text:style-name="Sansinterligne">Discriminant : REP_USER</text:p>
      <text:p text:style-name="Sansinterligne">int : X</text:p>
      <text:p text:style-name="Sansinterligne">int : Y</text:p>
      <text:p text:style-name="Sansinterligne">int : RADIUS</text:p>
      <text:p text:style-name="Sansinterligne">Mode : mode</text:p>
      <text:p text:style-name="Sansinterligne">Preference[] : pref</text:p>
      <text:p text:style-name="Sansinterligne"/>
      <text:h text:style-name="Titre3" text:outline-level="3">Modifier une propriété</text:h>
      <text:p text:style-name="Sansinterligne">Discriminant : REQ_PROPUP</text:p>
      <text:p text:style-name="Sansinterligne">int : LEVEL</text:p>
      <text:p text:style-name="Sansinterligne">Boolean : visibility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ＭＳ 明朝" svg:font-family="ＭＳ 明朝" style:font-family-generic="roma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text-align="center" fo:margin-top="0.3333in" fo:margin-bottom="0in"/>
      <style:text-properties style:font-name-asian="ＭＳ ゴシック" fo:font-weight="bold" style:font-weight-asian="bold" style:font-weight-complex="bold" fo:color="#365F91" fo:font-size="16pt" style:font-size-asian="16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-asian="ＭＳ ゴシック" fo:font-weight="bold" style:font-weight-asian="bold" style:font-weight-complex="bold" fo:color="#4F81BD" fo:font-size="14pt" style:font-size-asian="14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 fo:margin-left="0.5in">
        <style:tab-stops/>
      </style:paragraph-properties>
      <style:text-properties style:font-name="Cambria" style:font-name-asian="ＭＳ ゴシック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paragraph-properties fo:text-align="justify"/>
      <style:text-properties style:font-name="Tahoma" style:font-name-complex="Tahoma" fo:font-size="10pt" style:font-size-asian="10pt" fo:hyphenate="false"/>
    </style:style>
    <style:style style:name="Policepardéfaut" style:display-name="Police par défaut" style:family="text"/>
    <text:list-style style:name="WW_OutlineListStyle_6" style:display-name="WW_OutlineListStyle_6">
      <text:list-level-style-number text:level="1" style:num-format="">
        <style:list-level-properties/>
      </text:list-level-style-number>
      <text:list-level-style-number text:level="2" style:num-suffix=")" style:num-format="1">
        <style:list-level-properties text:space-before="0in" text:min-label-width="0.25in"/>
      </text:list-level-style-number>
      <text:list-level-style-number text:level="3" style:num-suffix=")" style:num-format="1" text:display-levels="3">
        <style:list-level-properties text:space-before="1.2798in" text:min-label-width="0.25in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Titre1Car" style:display-name="Titre 1 Car" style:family="text" style:parent-style-name="Policepardéfaut">
      <style:text-properties style:font-name="Tahoma" style:font-name-asian="ＭＳ ゴシック" style:font-name-complex="Tahoma" fo:font-weight="bold" style:font-weight-asian="bold" style:font-weight-complex="bold" fo:color="#365F91" fo:font-size="16pt" style:font-size-asian="16pt" style:font-size-complex="14pt"/>
    </style:style>
    <style:style style:name="Titre2Car" style:display-name="Titre 2 Car" style:family="text" style:parent-style-name="Policepardéfaut">
      <style:text-properties style:font-name="Tahoma" style:font-name-asian="ＭＳ ゴシック" style:font-name-complex="Tahoma" fo:font-weight="bold" style:font-weight-asian="bold" style:font-weight-complex="bold" fo:color="#4F81BD" fo:font-size="14pt" style:font-size-asian="14pt" style:font-size-complex="14pt"/>
    </style:style>
    <style:style style:name="Textebrut" style:display-name="Texte bru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TextebrutCar" style:display-name="Texte brut Car" style:family="text" style:parent-style-name="Policepardéfaut">
      <style:text-properties style:font-name="Consolas" style:font-name-complex="Tahoma" fo:font-size="10.5pt" style:font-size-asian="10.5pt" style:font-size-complex="10.5pt"/>
    </style:style>
    <style:style style:name="Titre3Car" style:display-name="Titre 3 Car" style:family="text" style:parent-style-name="Policepardéfaut">
      <style:text-properties style:font-name="Cambria" style:font-name-asian="ＭＳ ゴシック" style:font-name-complex="Times New Roman" fo:font-weight="bold" style:font-weight-asian="bold" style:font-weight-complex="bold" fo:color="#4F81BD" fo:font-size="10pt" style:font-size-asian="10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Tahoma" style:font-name-complex="Tahoma" fo:font-size="10pt" style:font-size-asian="10pt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Tahoma" style:font-name-complex="Tahoma" fo:font-size="10pt" style:font-size-asian="10pt"/>
    </style:style>
    <style:style style:name="Textedebulles" style:display-name="Texte de bulles" style:family="paragraph" style:parent-style-name="Normal">
      <style:paragraph-properties fo:margin-bottom="0in" fo:line-height="100%"/>
      <style:text-properties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Sansinterligne" style:display-name="Sans interligne" style:family="paragraph">
      <style:paragraph-properties fo:text-align="justify" fo:margin-bottom="0in" fo:line-height="100%"/>
      <style:text-properties style:font-name="Tahoma" style:font-name-complex="Tahoma" fo:font-size="10pt" style:font-size-asian="10pt" fo:hyphenate="false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Référencepâle" style:display-name="Référence pâle" style:family="text" style:parent-style-name="Policepardéfau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mphaseintense" style:display-name="Emphase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F81BD"/>
    </style:style>
    <text:list-style style:name="WW_OutlineListStyle_5" style:display-name="WW_OutlineListStyle_5">
      <text:list-level-style-number text:level="1" style:num-format="">
        <style:list-level-properties/>
      </text:list-level-style-number>
      <text:list-level-style-number text:level="2" style:num-suffix=")" style:num-format="1">
        <style:list-level-properties text:space-before="0in" text:min-label-width="0.25in"/>
      </text:list-level-style-number>
      <text:list-level-style-number text:level="3" style:num-suffix=")" style:num-format="1" text:display-levels="3">
        <style:list-level-properties text:space-before="0.25in" text:min-label-width="0.25in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4" style:display-name="WW_OutlineListStyle_4">
      <text:list-level-style-number text:level="1" style:num-format="">
        <style:list-level-properties/>
      </text:list-level-style-number>
      <text:list-level-style-number text:level="2" style:num-suffix=")" style:num-format="1">
        <style:list-level-properties text:space-before="0in" text:min-label-width="0.25in"/>
      </text:list-level-style-number>
      <text:list-level-style-number text:level="3" style:num-suffix=")" style:num-format="1" text:display-levels="3">
        <style:list-level-properties text:space-before="0.25in" text:min-label-width="0.25in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3" style:display-name="WW_OutlineListStyle_3">
      <text:list-level-style-number text:level="1" style:num-format="">
        <style:list-level-properties/>
      </text:list-level-style-number>
      <text:list-level-style-number text:level="2" style:num-suffix=")" style:num-format="1">
        <style:list-level-properties text:space-before="0in" text:min-label-width="0.25in"/>
      </text:list-level-style-number>
      <text:list-level-style-number text:level="3" style:num-suffix=")" style:num-format="1" text:display-levels="3">
        <style:list-level-properties text:space-before="0.25in" text:min-label-width="0.25in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2" style:display-name="WW_OutlineListStyle_2">
      <text:list-level-style-number text:level="1" style:num-format="">
        <style:list-level-properties/>
      </text:list-level-style-number>
      <text:list-level-style-number text:level="2" style:num-suffix=")" style:num-format="1">
        <style:list-level-properties text:space-before="0in" text:min-label-width="0.25in"/>
      </text:list-level-style-number>
      <text:list-level-style-number text:level="3" style:num-suffix=")" style:num-format="1" text:display-levels="3">
        <style:list-level-properties text:space-before="0.25in" text:min-label-width="0.25in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1" style:display-name="WW_OutlineListStyle_1">
      <text:list-level-style-number text:level="1" style:num-format="">
        <style:list-level-properties/>
      </text:list-level-style-number>
      <text:list-level-style-number text:level="2" style:num-suffix=")" style:num-format="1">
        <style:list-level-properties text:space-before="0in" text:min-label-width="0.25in"/>
      </text:list-level-style-number>
      <text:list-level-style-number text:level="3" style:num-suffix=")" style:num-format="1" text:display-levels="3">
        <style:list-level-properties text:space-before="0.25in" text:min-label-width="0.25in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format="">
        <style:list-level-properties/>
      </text:list-level-style-number>
      <text:list-level-style-number text:level="2" style:num-suffix=")" style:num-format="1">
        <style:list-level-properties text:space-before="0in" text:min-label-width="0.25in"/>
      </text:list-level-style-number>
      <text:list-level-style-number text:level="3" style:num-suffix=")" style:num-format="1" text:display-levels="3">
        <style:list-level-properties text:space-before="0.25in" text:min-label-width="0.25in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suffix=")" style:num-format="1">
        <style:list-level-properties text:space-before="0in" text:min-label-width="0.25in"/>
      </text:outline-level-style>
      <text:outline-level-style text:level="3" style:num-suffix=")" style:num-format="1" text:display-levels="3">
        <style:list-level-properties text:space-before="0.25in" text:min-label-width="0.25in"/>
      </text:outline-level-style>
    </text:outline-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8">
      <text:list-level-style-bullet text:level="1" text:style-name="WW_CharLFO8LVL1" text:bullet-char="">
        <style:list-level-properties/>
        <style:text-properties style:font-name="Symbol"/>
      </text:list-level-style-bullet>
      <text:list-level-style-number text:level="2" style:num-suffix=")" style:num-format="1">
        <style:list-level-properties text:space-before="0in" text:min-label-width="0.25in"/>
      </text:list-level-style-number>
      <text:list-level-style-number text:level="3" style:num-suffix=")" style:num-format="1" text:display-levels="3">
        <style:list-level-properties text:space-before="0.25in" text:min-label-width="0.25in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9">
      <text:list-level-style-bullet text:level="1" text:style-name="WW_CharLFO9LVL1" text:bullet-char="">
        <style:list-level-properties/>
        <style:text-properties style:font-name="Symbol"/>
      </text:list-level-style-bullet>
      <text:list-level-style-number text:level="2" style:num-suffix=")" style:num-format="1">
        <style:list-level-properties text:space-before="0in" text:min-label-width="0.25in"/>
      </text:list-level-style-number>
      <text:list-level-style-number text:level="3" style:num-suffix=")" style:num-format="1" text:display-levels="3">
        <style:list-level-properties text:space-before="0.25in" text:min-label-width="0.25in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263in" fo:margin-bottom="0.4916in" fo:margin-right="0.92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Policepardéfaut" style:family="text">
      <style:text-properties style:language-asian="ja" style:country-asian="JP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En-tête"><text:span text:style-name="T2"><draw:frame draw:style-name="a0" draw:name="Image 1" text:anchor-type="as-char" svg:x="0in" svg:y="0in" svg:width="1.41667in" svg:height="0.29097in" style:rel-width="scale" style:rel-height="scale"><draw:image xlink:href="media/image1.png" xlink:type="simple" xlink:show="embed" xlink:actuate="onLoad"/><svg:title/><svg:desc>ensisa-small</svg:desc></draw:frame></text:span><text:tab/><text:tab/>TP Réseaux</text:p>
      </style:header>
      <style:footer>
        <text:p text:style-name="Pieddepage">© Michel Hassenforder<text:tab/><text:tab/>Page<text:s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ildCerebrus</meta:initial-creator>
    <dc:creator>WildCerebrus</dc:creator>
    <meta:creation-date>2015-11-23T14:31:00Z</meta:creation-date>
    <dc:date>2015-11-24T20:42:00Z</dc:date>
    <meta:template xlink:href="Modele-Protocole" xlink:type="simple"/>
    <meta:editing-cycles>85</meta:editing-cycles>
    <meta:editing-duration>PT11580S</meta:editing-duration>
    <meta:document-statistic meta:page-count="3" meta:paragraph-count="6" meta:word-count="509" meta:character-count="3304" meta:row-count="23" meta:non-whitespace-character-count="2801"/>
  </office:meta>
</office:document-meta>
</file>